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C121S101</text:p>
      <text:p text:style-name="Standard">library ieee;</text:p>
      <text:p text:style-name="Standard">use ieee.std_logic_1164.all;</text:p>
      <text:p text:style-name="Standard">use ieee.numeric_std.all;</text:p>
      <text:p text:style-name="Standard">entity DAC121S101 is</text:p>
      <text:p text:style-name="Standard"/>
      <text:p text:style-name="Standard"><text:s text:c="2"/>port (</text:p>
      <text:p text:style-name="Standard"><text:s text:c="4"/>VOUT : out real range 0.0 to 3.5;</text:p>
      <text:p text:style-name="Standard"><text:s text:c="4"/>SYNC : in <text:s/>std_logic;</text:p>
      <text:p text:style-name="Standard"><text:s text:c="4"/>SCLK : in <text:s/>std_logic;</text:p>
      <text:p text:style-name="Standard"><text:s text:c="4"/>DIN <text:s/>: in <text:s/>std_logic);</text:p>
      <text:p text:style-name="Standard">end DAC121S101;</text:p>
      <text:p text:style-name="Standard"/>
      <text:p text:style-name="Standard">architecture rtl of DAC121S101 is</text:p>
      <text:p text:style-name="Standard"/>
      <text:p text:style-name="Standard"><text:s text:c="2"/>signal <text:s text:c="2"/>dato_bin, reg_desp : std_logic_vector(15 downto 0) := (others =&gt; '0');</text:p>
      <text:p text:style-name="Standard"><text:s text:c="2"/>signal <text:s text:c="2"/>cuenta <text:s text:c="12"/>: natural;</text:p>
      <text:p text:style-name="Standard"><text:s text:c="2"/>constant tSCLK <text:s text:c="13"/>: time <text:s text:c="25"/>:= 33 ns;</text:p>
      <text:p text:style-name="Standard"><text:s text:c="2"/>constant tL, tH <text:s text:c="12"/>: time <text:s text:c="25"/>:= 13 ns;</text:p>
      <text:p text:style-name="Standard"><text:s text:c="2"/>constant tcs <text:s text:c="15"/>: time <text:s text:c="25"/>:= 3 ns;</text:p>
      <text:p text:style-name="Standard"><text:s text:c="2"/>constant tsud <text:s text:c="14"/>: time <text:s text:c="25"/>:= 5 ns;</text:p>
      <text:p text:style-name="Standard"><text:s text:c="2"/>constant tdhd <text:s text:c="14"/>: time <text:s text:c="25"/>:= 4.5 ns;</text:p>
      <text:p text:style-name="Standard"><text:s text:c="2"/>constant tSYNC <text:s text:c="13"/>: time <text:s text:c="25"/>:= 20 ns;</text:p>
      <text:p text:style-name="Standard"/>
      <text:p text:style-name="Standard"><text:s text:c="2"/>signal taux1, taux2 : time;</text:p>
      <text:p text:style-name="Standard"/>
      <text:p text:style-name="Standard">begin</text:p>
      <text:p text:style-name="Standard"><text:s text:c="2"/>assert not(taux1 -taux2 &lt;= tSCLK)</text:p>
      <text:p text:style-name="Standard"><text:s text:c="4"/>report "VIOLACIÓN DEL TIEMPO PERIODO DE SCLK(tCS)"</text:p>
      <text:p text:style-name="Standard"><text:s text:c="4"/>severity error;</text:p>
      <text:p text:style-name="Standard"/>
      <text:p text:style-name="Standard"><text:s text:c="2"/>process (SCLK)</text:p>
      <text:p text:style-name="Standard"><text:s text:c="4"/>variable aux1, aux2 : time;</text:p>
      <text:p text:style-name="Standard"/>
      <text:p text:style-name="Standard"><text:s text:c="2"/>begin</text:p>
      <text:p text:style-name="Standard"><text:s text:c="4"/>if SCLK'event and SCLK = '0' then</text:p>
      <text:p text:style-name="Standard"><text:s text:c="6"/>taux1 &lt;= now;</text:p>
      <text:p text:style-name="Standard"><text:s text:c="6"/>taux2 &lt;= taux1;</text:p>
      <text:p text:style-name="Standard"><text:s text:c="5"/></text:p>
      <text:p text:style-name="Standard"><text:s text:c="4"/>if SCLK = '1' then</text:p>
      <text:p text:style-name="Standard"><text:s text:c="6"/>aux2 := aux1;</text:p>
      <text:p text:style-name="Standard"><text:s text:c="6"/>aux1 := now;</text:p>
      <text:p text:style-name="Standard"><text:s text:c="6"/>assert not(aux1-aux2 &lt;= tL)</text:p>
      <text:p text:style-name="Standard"><text:s text:c="8"/>report "VIOLACIÓN DEL TIEMPO A NIVEL BAJO DE SCLK (tL)"</text:p>
      <text:p text:style-name="Standard"><text:s text:c="8"/>severity error;</text:p>
      <text:p text:style-name="Standard"><text:s text:c="4"/>else</text:p>
      <text:p text:style-name="Standard"><text:s text:c="6"/>aux2 := aux1;</text:p>
      <text:p text:style-name="Standard"><text:s text:c="6"/>aux1 := now;</text:p>
      <text:p text:style-name="Standard"><text:s text:c="6"/>assert not(aux1-aux2 &lt;= tH)</text:p>
      <text:p text:style-name="Standard"><text:s text:c="8"/>report "VIOLACIÓN DEL TIEMPO A NIVEL ALTO DE SCLK (tH)"</text:p>
      <text:p text:style-name="Standard"><text:s text:c="8"/>severity error;</text:p>
      <text:p text:style-name="Standard"><text:s text:c="4"/>end if;</text:p>
      <text:p text:style-name="Standard"><text:soft-page-break/><text:s text:c="2"/>end if;</text:p>
      <text:p text:style-name="Standard"><text:s text:c="2"/>end process;</text:p>
      <text:p text:style-name="Standard"/>
      <text:p text:style-name="Standard"><text:s text:c="2"/>process (SYNC)</text:p>
      <text:p text:style-name="Standard"><text:s text:c="4"/>variable aux6, aux7 : time;</text:p>
      <text:p text:style-name="Standard"><text:s text:c="2"/>begin</text:p>
      <text:p text:style-name="Standard"><text:s text:c="4"/>aux7 := aux6;</text:p>
      <text:p text:style-name="Standard"><text:s text:c="4"/>aux6 := now;</text:p>
      <text:p text:style-name="Standard"><text:s text:c="4"/>if SYNC'event and SYNC = '0' then</text:p>
      <text:p text:style-name="Standard"><text:s text:c="6"/>assert not(aux6-aux7 &lt;= tSYNC)</text:p>
      <text:p text:style-name="Standard"><text:s text:c="6"/><text:span text:style-name="T1"><text:s text:c="2"/>report "VIOLACIÓN DE LA DURACIÓN DEL TIEMPO DEL NIVEL ALTO DE SYNC (tSYNC)"</text:span></text:p>
      <text:p text:style-name="Standard"><text:s text:c="8"/>severity error; <text:s text:c="5"/></text:p>
      <text:p text:style-name="Standard"><text:s text:c="4"/>end if;</text:p>
      <text:p text:style-name="Standard"><text:s text:c="5"/>if SYNC'event and SYNC = '1' then</text:p>
      <text:p text:style-name="Standard"><text:s text:c="7"/>if SCLK='0' then</text:p>
      <text:p text:style-name="Standard"><text:s text:c="9"/>assert not(SCLK'last_event &lt;= tcs)</text:p>
      <text:p text:style-name="Standard"><text:s text:c="10"/>report "VIOLACIÓN DEL TIEMPO tCS"</text:p>
      <text:p text:style-name="Standard"><text:s text:c="10"/>severity error;</text:p>
      <text:p text:style-name="Standard"><text:s text:c="7"/>end if; <text:s text:c="7"/></text:p>
      <text:p text:style-name="Standard"><text:s text:c="6"/>end if;</text:p>
      <text:p text:style-name="Standard"><text:s/></text:p>
      <text:p text:style-name="Standard"><text:s text:c="2"/>end process;</text:p>
      <text:p text:style-name="Standard"/>
      <text:p text:style-name="Standard"><text:s text:c="2"/>process (SCLK, SYNC)</text:p>
      <text:p text:style-name="Standard"><text:s text:c="2"/>begin</text:p>
      <text:p text:style-name="Standard"><text:s text:c="4"/>if SYNC = '1' then</text:p>
      <text:p text:style-name="Standard"><text:s text:c="6"/>cuenta <text:s text:c="4"/>&lt;= 0;</text:p>
      <text:p text:style-name="Standard"><text:s text:c="6"/>reg_desp <text:s text:c="2"/>&lt;= (others =&gt; '0');</text:p>
      <text:p text:style-name="Standard"><text:s text:c="4"/>elsif SCLK'event and SCLK = '0' then</text:p>
      <text:p text:style-name="Standard"><text:s text:c="6"/>if cuenta &lt; 16 then</text:p>
      <text:p text:style-name="Standard"><text:s text:c="8"/>cuenta <text:s text:c="2"/>&lt;= cuenta+1;</text:p>
      <text:p text:style-name="Standard"><text:s text:c="8"/>reg_desp &lt;= reg_desp(14 downto 0)&amp;DIN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cuenta, SYNC, reg_desp)</text:p>
      <text:p text:style-name="Standard"><text:s text:c="2"/>begin</text:p>
      <text:p text:style-name="Standard"><text:s text:c="4"/>if SYNC = '0' then</text:p>
      <text:p text:style-name="Standard"><text:s text:c="6"/>if cuenta = 16 then</text:p>
      <text:p text:style-name="Standard"><text:s text:c="8"/>dato_bin &lt;= reg_desp;</text:p>
      <text:p text:style-name="Standard"><text:s text:c="6"/>end if;</text:p>
      <text:p text:style-name="Standard"><text:s text:c="4"/>end if;</text:p>
      <text:p text:style-name="Standard"><text:s text:c="2"/>end process;</text:p>
      <text:p text:style-name="Standard"/>
      <text:p text:style-name="Standard"><text:s text:c="2"/>process (dato_bin, cuenta)</text:p>
      <text:p text:style-name="Standard"><text:s text:c="2"/>begin <text:s/>-- process</text:p>
      <text:p text:style-name="Standard"><text:s text:c="4"/>if cuenta = 16 then</text:p>
      <text:p text:style-name="Standard"><text:s text:c="6"/>case dato_bin(15 downto 14) is</text:p>
      <text:p text:style-name="Standard"><text:s text:c="8"/>when "00" <text:s text:c="2"/>=&gt;</text:p>
      <text:p text:style-name="Standard"><text:s text:c="10"/>VOUT &lt;= real(to_integer(unsigned(dato_bin(11 downto 0))))*3.3/4096.0;</text:p>
      <text:p text:style-name="Standard"><text:s text:c="8"/>when "11" <text:s text:c="2"/>=&gt;</text:p>
      <text:p text:style-name="Standard"><text:soft-page-break/><text:s text:c="10"/>VOUT &lt;= 3.4;</text:p>
      <text:p text:style-name="Standard"><text:s text:c="8"/>when others =&gt;</text:p>
      <text:p text:style-name="Standard"><text:s text:c="10"/>VOUT &lt;= 0.0;</text:p>
      <text:p text:style-name="Standard"><text:s text:c="6"/>end case;</text:p>
      <text:p text:style-name="Standard"><text:s text:c="4"/>end if;</text:p>
      <text:p text:style-name="Standard"><text:s text:c="2"/>end proces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20:49.91</meta:creation-date>
    <dc:date>2015-04-28T19:10:18.20</dc:date>
    <dc:creator>Pedro Barquin Ayuso</dc:creator>
    <meta:editing-duration>PT1M4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99" meta:word-count="372" meta:character-count="2747"/>
  </office:meta>
</office:document-meta>
</file>